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00c" officeooo:paragraph-rsid="001e400c"/>
    </style:style>
    <style:style style:name="P2" style:family="paragraph" style:parent-style-name="Standard">
      <style:text-properties officeooo:paragraph-rsid="001e400c"/>
    </style:style>
    <style:style style:name="P3" style:family="paragraph" style:parent-style-name="Standard">
      <style:text-properties officeooo:rsid="001f0a71" officeooo:paragraph-rsid="002378c3"/>
    </style:style>
    <style:style style:name="T1" style:family="text">
      <style:text-properties officeooo:rsid="001e01a3"/>
    </style:style>
    <style:style style:name="T2" style:family="text">
      <style:text-properties officeooo:rsid="001e400c"/>
    </style:style>
    <style:style style:name="T3" style:family="text">
      <style:text-properties officeooo:rsid="001ecb91"/>
    </style:style>
    <style:style style:name="T4" style:family="text">
      <style:text-properties officeooo:rsid="001f0a71"/>
    </style:style>
    <style:style style:name="T5" style:family="text">
      <style:text-properties officeooo:rsid="00204cec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204cec"/>
    </style:style>
    <style:style style:name="T8" style:family="text">
      <style:text-properties officeooo:rsid="00214c3c"/>
    </style:style>
    <style:style style:name="T9" style:family="text">
      <style:text-properties officeooo:rsid="00237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Assignment 1, set a node:10.15-alpine image</text:span></text:p>
      <text:p text:style-name="Standard"/>
      <text:p text:style-name="Standard"/>
      <text:p text:style-name="Standard"/>
      <text:p text:style-name="P1">1- command:</text:p>
      <text:p text:style-name="P1"/>
      <text:p text:style-name="P1">// <text:span text:style-name="T3">attention au point a la fin</text:span></text:p>
      <text:p text:style-name="P1">to build the image: <text:s/>docker build -t assignment1 .</text:p>
      <text:p text:style-name="P1"/>
      <text:p text:style-name="P1">// <text:span text:style-name="T4">attention the name of the run have to be the same as the build name</text:span></text:p>
      <text:p text:style-name="P1">to run the image: <text:span text:style-name="T4">docker run -p 80:3000 assignment1</text:span></text:p>
      <text:p text:style-name="P1">// <text:span text:style-name="T9">I can run –init which will have the same effect as tini (sending the signal to turn off a running process)</text:span></text:p>
      <text:p text:style-name="P3">docker run -p 80:3000 --init assignment1</text:p>
      <text:p text:style-name="P1"/>
      <text:p text:style-name="P1"/>
      <text:p text:style-name="P1">// <text:span text:style-name="T4">the Dockerfile</text:span></text:p>
      <text:p text:style-name="P1"># fill in the blanks to dockerize this node app</text:p>
      <text:p text:style-name="P1">FROM node:10.15-alpine</text:p>
      <text:p text:style-name="P1"/>
      <text:p text:style-name="P1">// <text:span text:style-name="T4">should match the app server port number</text:span></text:p>
      <text:p text:style-name="P1">EXPOSE 3000</text:p>
      <text:p text:style-name="P1"/>
      <text:p text:style-name="P1">RUN apk add --update curl</text:p>
      <text:p text:style-name="P2"><text:span text:style-name="T2">// tini terminate the node running process in case of </text:span><text:span text:style-name="T6">SIGTERM</text:span></text:p>
      <text:p text:style-name="P2"><text:span text:style-name="T6">// </text:span><text:span text:style-name="T7">otherwise it won’t stop until a SIGKILL (which we don t want)</text:span></text:p>
      <text:p text:style-name="P1">RUN apk add --no-cache tini</text:p>
      <text:p text:style-name="P1"/>
      <text:p text:style-name="P1">// <text:span text:style-name="T5">we create the file where the app stand, any name ok (on linux system should be opt)</text:span></text:p>
      <text:p text:style-name="P1">WORKDIR /app</text:p>
      <text:p text:style-name="P1"/>
      <text:p text:style-name="P1">COPY package.json package-lock*.json ./</text:p>
      <text:p text:style-name="P1"/>
      <text:p text:style-name="P1">RUN npm install &amp;&amp; npm cache clean --force </text:p>
      <text:p text:style-name="P1"/>
      <text:p text:style-name="P1">// . . <text:span text:style-name="T8">means copy everytings from my working directory and host into the container</text:span></text:p>
      <text:p text:style-name="P1">// <text:span text:style-name="T8">should be at the end when the full cmd are done.</text:span></text:p>
      <text:p text:style-name="P1">COPY . .</text:p>
      <text:p text:style-name="P1"/>
      <text:p text:style-name="P1">// <text:span text:style-name="T5">specifique to tini to run</text:span></text:p>
      <text:p text:style-name="P1">ENTRYPOINT ["/sbin/tini", "--"]</text:p>
      <text:p text:style-name="P1"/>
      <text:p text:style-name="P1">// <text:span text:style-name="T5">we could start the app with npm, but we want to start directly node</text:span></text:p>
      <text:p text:style-name="P1">CMD ["node", "app.js"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4:42:01.420248158</meta:creation-date>
    <meta:generator>LibreOffice/6.0.7.3$Linux_X86_64 LibreOffice_project/00m0$Build-3</meta:generator>
    <dc:date>2020-08-03T12:45:23.956822617</dc:date>
    <meta:editing-duration>PT48M40S</meta:editing-duration>
    <meta:editing-cycles>4</meta:editing-cycles>
    <meta:document-statistic meta:table-count="0" meta:image-count="0" meta:object-count="0" meta:page-count="1" meta:paragraph-count="28" meta:word-count="230" meta:character-count="1197" meta:non-whitespace-character-count="993"/>
  </office:meta>
</office:document-meta>
</file>